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0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0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3976" calcext:value-type="float">
            <text:p>74.4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9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0728" calcext:value-type="float">
            <text:p>65.2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9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8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2712" calcext:value-type="float">
            <text:p>65.1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602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